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c21" officeooo:paragraph-rsid="001c8c21"/>
    </style:style>
    <style:style style:name="P2" style:family="paragraph" style:parent-style-name="Standard" style:list-style-name="L9">
      <style:text-properties officeooo:rsid="001c8c21" officeooo:paragraph-rsid="001c8c21"/>
    </style:style>
    <style:style style:name="P3" style:family="paragraph" style:parent-style-name="Standard" style:list-style-name="L10">
      <style:text-properties officeooo:rsid="001c8c21" officeooo:paragraph-rsid="001c8c21"/>
    </style:style>
    <style:style style:name="P4" style:family="paragraph" style:parent-style-name="Standard">
      <style:text-properties officeooo:rsid="001dcd26" officeooo:paragraph-rsid="001dcd26"/>
    </style:style>
    <style:style style:name="P5" style:family="paragraph" style:parent-style-name="Standard" style:list-style-name="L1">
      <style:text-properties officeooo:rsid="001dcd26" officeooo:paragraph-rsid="001dcd26"/>
    </style:style>
    <style:style style:name="P6" style:family="paragraph" style:parent-style-name="Standard" style:list-style-name="L3">
      <style:text-properties officeooo:rsid="001dcd26" officeooo:paragraph-rsid="001dcd26"/>
    </style:style>
    <style:style style:name="P7" style:family="paragraph" style:parent-style-name="Standard" style:list-style-name="L4">
      <style:text-properties officeooo:rsid="001dcd26" officeooo:paragraph-rsid="001dcd26"/>
    </style:style>
    <style:style style:name="P8" style:family="paragraph" style:parent-style-name="Standard" style:list-style-name="L9">
      <style:text-properties officeooo:rsid="001dcd26" officeooo:paragraph-rsid="001dcd26"/>
    </style:style>
    <style:style style:name="P9" style:family="paragraph" style:parent-style-name="Standard" style:list-style-name="L3">
      <style:text-properties officeooo:paragraph-rsid="001dcd26"/>
    </style:style>
    <style:style style:name="P10" style:family="paragraph" style:parent-style-name="Standard" style:list-style-name="L3">
      <style:text-properties officeooo:rsid="001e3ef1" officeooo:paragraph-rsid="001e3ef1"/>
    </style:style>
    <style:style style:name="P11" style:family="paragraph" style:parent-style-name="Standard">
      <style:text-properties officeooo:rsid="001e3ef1" officeooo:paragraph-rsid="001e3ef1"/>
    </style:style>
    <style:style style:name="P12" style:family="paragraph" style:parent-style-name="Standard" style:list-style-name="L9">
      <style:text-properties officeooo:rsid="001e3ef1" officeooo:paragraph-rsid="001e3ef1"/>
    </style:style>
    <style:style style:name="P13" style:family="paragraph" style:parent-style-name="Standard" style:list-style-name="L9">
      <style:text-properties officeooo:rsid="0021a3d1" officeooo:paragraph-rsid="0021a3d1"/>
    </style:style>
    <style:style style:name="P14" style:family="paragraph" style:parent-style-name="Standard">
      <style:text-properties officeooo:rsid="00239ddf" officeooo:paragraph-rsid="00239ddf"/>
    </style:style>
    <style:style style:name="P15" style:family="paragraph" style:parent-style-name="Standard" style:list-style-name="L11">
      <style:text-properties officeooo:paragraph-rsid="001c8c21"/>
    </style:style>
    <style:style style:name="P16" style:family="paragraph" style:parent-style-name="Text_20_body">
      <style:text-properties officeooo:rsid="001dcd26" officeooo:paragraph-rsid="001dcd26"/>
    </style:style>
    <style:style style:name="P17" style:family="paragraph" style:parent-style-name="Text_20_body" style:list-style-name="L5">
      <style:text-properties officeooo:rsid="001e3ef1" officeooo:paragraph-rsid="001e3ef1"/>
    </style:style>
    <style:style style:name="P18" style:family="paragraph" style:parent-style-name="Text_20_body">
      <style:text-properties officeooo:rsid="001fafbc" officeooo:paragraph-rsid="001fafbc"/>
    </style:style>
    <style:style style:name="P19" style:family="paragraph" style:parent-style-name="Text_20_body" style:list-style-name="L5">
      <style:text-properties officeooo:rsid="001fafbc" officeooo:paragraph-rsid="001fafbc"/>
    </style:style>
    <style:style style:name="P20" style:family="paragraph" style:parent-style-name="Text_20_body" style:list-style-name="L6">
      <style:text-properties officeooo:rsid="001fafbc" officeooo:paragraph-rsid="001fafbc"/>
    </style:style>
    <style:style style:name="P21" style:family="paragraph" style:parent-style-name="Text_20_body">
      <style:text-properties officeooo:rsid="0020fff6" officeooo:paragraph-rsid="0020fff6"/>
    </style:style>
    <style:style style:name="P22" style:family="paragraph" style:parent-style-name="Text_20_body" style:list-style-name="L7">
      <style:text-properties officeooo:rsid="0020fff6" officeooo:paragraph-rsid="0020fff6"/>
    </style:style>
    <style:style style:name="P23" style:family="paragraph" style:parent-style-name="Text_20_body" style:list-style-name="L6">
      <style:text-properties officeooo:rsid="0020fff6" officeooo:paragraph-rsid="0020fff6"/>
    </style:style>
    <style:style style:name="P24" style:family="paragraph" style:parent-style-name="Text_20_body">
      <style:text-properties officeooo:rsid="0021a3d1" officeooo:paragraph-rsid="0021a3d1"/>
    </style:style>
    <style:style style:name="P25" style:family="paragraph" style:parent-style-name="Text_20_body">
      <style:text-properties officeooo:rsid="00239ddf" officeooo:paragraph-rsid="00239ddf"/>
    </style:style>
    <style:style style:name="P26" style:family="paragraph" style:parent-style-name="Text_20_body" style:list-style-name="L8">
      <style:text-properties officeooo:rsid="00239ddf" officeooo:paragraph-rsid="00239ddf"/>
    </style:style>
    <style:style style:name="P27" style:family="paragraph" style:parent-style-name="Text_20_body">
      <style:text-properties officeooo:rsid="0023eaaa" officeooo:paragraph-rsid="0023eaaa"/>
    </style:style>
    <style:style style:name="P28" style:family="paragraph" style:parent-style-name="Heading_20_2">
      <style:text-properties officeooo:rsid="0020fff6" officeooo:paragraph-rsid="0020fff6"/>
    </style:style>
    <style:style style:name="T1" style:family="text">
      <style:text-properties officeooo:rsid="001c8c21"/>
    </style:style>
    <style:style style:name="T2" style:family="text">
      <style:text-properties officeooo:rsid="001dcd26"/>
    </style:style>
    <style:style style:name="T3" style:family="text">
      <style:text-properties officeooo:rsid="001e3ef1"/>
    </style:style>
    <style:style style:name="T4" style:family="text">
      <style:text-properties officeooo:rsid="001fafbc"/>
    </style:style>
    <style:style style:name="T5" style:family="text">
      <style:text-properties officeooo:rsid="0020fff6"/>
    </style:style>
    <style:style style:name="T6" style:family="text">
      <style:text-properties officeooo:rsid="0021a3d1"/>
    </style:style>
    <style:style style:name="T7" style:family="text">
      <style:text-properties officeooo:rsid="0021bf08"/>
    </style:style>
    <style:style style:name="T8" style:family="text">
      <style:text-properties officeooo:rsid="0021e14f"/>
    </style:style>
    <style:style style:name="T9" style:family="text">
      <style:text-properties officeooo:rsid="00239ddf"/>
    </style:style>
    <style:style style:name="T10" style:family="text">
      <style:text-properties officeooo:rsid="0023ea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</text:h>
      <text:p text:style-name="P1">Large range of jobs in class, <text:span text:style-name="T9">with different degrees of technical experience.</text:span></text:p>
      <text:list xml:id="list1081162991" text:style-name="L4">
        <text:list-item>
          <text:p text:style-name="P7">Administrative</text:p>
        </text:list-item>
        <text:list-item>
          <text:p text:style-name="P7">Managerial</text:p>
        </text:list-item>
        <text:list-item>
          <text:p text:style-name="P7">Creative</text:p>
        </text:list-item>
      </text:list>
      <text:p text:style-name="P4"/>
      <text:p text:style-name="P4">What do all these jobs – and all jobs – have in common?</text:p>
      <text:list xml:id="list2601637910" text:style-name="L1">
        <text:list-item>
          <text:p text:style-name="P5">Problems to solve</text:p>
        </text:list-item>
        <text:list-item>
          <text:p text:style-name="P5">Lots of data</text:p>
        </text:list-item>
        <text:list-item>
          <text:p text:style-name="P5">Can be improved</text:p>
        </text:list-item>
      </text:list>
      <text:p text:style-name="P4"/>
      <text:p text:style-name="P4"><text:span text:style-name="T3">Other than writing it, what are</text:span> ways people’s jobs might have them interact with code, <text:span text:style-name="T9">and so benefit from a little more knowledge?</text:span></text:p>
      <text:list xml:id="list1654536936" text:style-name="L3">
        <text:list-item>
          <text:p text:style-name="P9"><text:span text:style-name="T2">Reviewing</text:span></text:p>
        </text:list-item>
        <text:list-item>
          <text:p text:style-name="P6">Troubleshooting</text:p>
        </text:list-item>
        <text:list-item>
          <text:p text:style-name="P6">Consuming the output</text:p>
        </text:list-item>
        <text:list-item>
          <text:p text:style-name="P6">Creating requirements</text:p>
        </text:list-item>
        <text:list-item>
          <text:p text:style-name="P10">Testing</text:p>
        </text:list-item>
      </text:list>
      <text:p text:style-name="P11"/>
      <text:p text:style-name="P14">Important things to remember:</text:p>
      <text:list xml:id="list678354230" text:style-name="L9">
        <text:list-item>
          <text:p text:style-name="P12">A little dabbling in code can help understand better why things work the way they do.</text:p>
        </text:list-item>
        <text:list-item>
          <text:p text:style-name="P13">A script doesn’t have to be useful to anyone else, or solve any other problem <text:span text:style-name="T9">than the one bothering your right now.</text:span></text:p>
        </text:list-item>
        <text:list-item>
          <text:p text:style-name="P8">Even having just a couple of little programming tricks can be <text:span text:style-name="T6">extremely </text:span>useful.</text:p>
        </text:list-item>
        <text:list-item>
          <text:p text:style-name="P2">A program doesn’t have to be big or fancy – it’s just something to do a job that computers are better at than humans:</text:p>
        </text:list-item>
      </text:list>
      <text:p text:style-name="P1"/>
      <text:list xml:id="list1043665934" text:style-name="L10">
        <text:list-item>
          <text:list>
            <text:list-item>
              <text:p text:style-name="P3">finding things hidden in lots of data</text:p>
            </text:list-item>
            <text:list-item>
              <text:p text:style-name="P3">doing the same thing repeatedly</text:p>
            </text:list-item>
            <text:list-item>
              <text:p text:style-name="P3">putting together things from different places</text:p>
            </text:list-item>
          </text:list>
        </text:list-item>
      </text:list>
      <text:p text:style-name="P1"/>
      <text:list xml:id="list1451393357" text:style-name="L11">
        <text:list-item>
          <text:p text:style-name="P15"><text:span text:style-name="T1">Problem decomposition is its own discipline and is useful with or without programming. But it’s much more powerful with technology tools.</text:span></text:p>
        </text:list-item>
      </text:list>
      <text:p text:style-name="P1"/>
      <text:h text:style-name="Heading_20_1" text:outline-level="1">Goals</text:h>
      <text:p text:style-name="P16">Give people an extra tool in their problem solving toolbox.</text:p>
      <text:p text:style-name="P16"><text:span text:style-name="T6">P</text:span>ractical steps for getting set up.</text:p>
      <text:p text:style-name="P16"><text:tab/><text:span text:style-name="T3">Set up PyCharm</text:span></text:p>
      <text:p text:style-name="P16"><text:tab/><text:span text:style-name="T3">Create an area for projects</text:span></text:p>
      <text:p text:style-name="P16"><text:tab/><text:span text:style-name="T3">Create a new project</text:span></text:p>
      <text:p text:style-name="P16"><text:tab/><text:span text:style-name="T3">Create a new python script</text:span></text:p>
      <text:p text:style-name="P16"><text:soft-page-break/><text:tab/><text:span text:style-name="T3">Run the script</text:span></text:p>
      <text:p text:style-name="P24">Expose people to useful things and give the opportunity to practice. Programming is learned by doing!</text:p>
      <text:p text:style-name="P25">Provide a balance of what, why, and how:</text:p>
      <text:list xml:id="list2941029987" text:style-name="L8">
        <text:list-item>
          <text:p text:style-name="P26">What – basic concepts that apply to all programming, regardless of language</text:p>
        </text:list-item>
        <text:list-item>
          <text:p text:style-name="P26">Why – why we do things in particular ways, work with computer’s strengths and understand its weaknesses</text:p>
        </text:list-item>
        <text:list-item>
          <text:p text:style-name="P26">How – how Python does it</text:p>
        </text:list-item>
      </text:list>
      <text:h text:style-name="Heading_20_1" text:outline-level="1">Useful <text:span text:style-name="T5">tasks that a simple script is good at</text:span></text:h>
      <text:h text:style-name="Heading_20_2" text:outline-level="2"><text:span text:style-name="T4">Tame some d</text:span>ata</text:h>
      <text:p text:style-name="P21">You have a great big file and need to pull out the useful bits.</text:p>
      <text:list xml:id="list2972644769" text:style-name="L5">
        <text:list-item>
          <text:p text:style-name="P17"><text:span text:style-name="T4">Open</text:span> a file</text:p>
        </text:list-item>
        <text:list-item>
          <text:p text:style-name="P17">Extract information from <text:span text:style-name="T4">one or more lines of what is read</text:span></text:p>
        </text:list-item>
        <text:list-item>
          <text:p text:style-name="P19">Do different things based on what is read</text:p>
        </text:list-item>
        <text:list-item>
          <text:p text:style-name="P19">Output the data in a useful format – <text:span text:style-name="T5">to the screen or to a new file</text:span></text:p>
        </text:list-item>
      </text:list>
      <text:h text:style-name="Heading_20_2" text:outline-level="2">Corral some files</text:h>
      <text:p text:style-name="P18"><text:span text:style-name="T5">Y</text:span>ou have a big bunch of files.</text:p>
      <text:list xml:id="list1246880703" text:style-name="L6">
        <text:list-item>
          <text:p text:style-name="P20">Based on something in the file name, you can rename or move the file</text:p>
        </text:list-item>
        <text:list-item>
          <text:p text:style-name="P23">Based on something INSIDE the file you can do various things</text:p>
        </text:list-item>
        <text:list-item>
          <text:p text:style-name="P20">You can create directories and move various files into them to deal with them more easily</text:p>
        </text:list-item>
      </text:list>
      <text:h text:style-name="P28" text:outline-level="2">Smooth some spreadsheets</text:h>
      <text:p text:style-name="P21">Your data is scattered among lots of workbooks or tabs in a workbook.</text:p>
      <text:list xml:id="list483231559" text:style-name="L7">
        <text:list-item>
          <text:p text:style-name="P22">Your program can read all of them very quickly</text:p>
        </text:list-item>
        <text:list-item>
          <text:p text:style-name="P22"><text:span text:style-name="T10">Find the</text:span> data you’re interested in</text:p>
        </text:list-item>
        <text:list-item>
          <text:p text:style-name="P22">Combine related <text:span text:style-name="T10">information </text:span>from multiple sources</text:p>
        </text:list-item>
        <text:list-item>
          <text:p text:style-name="P22">Generate a brand new spreadsheet with the new information</text:p>
        </text:list-item>
      </text:list>
      <text:p text:style-name="P21"/>
      <text:h text:style-name="Heading_20_1" text:outline-level="1"><text:soft-page-break/>Other good practices</text:h>
      <text:p text:style-name="P21">Doc strings and comments – <text:span text:style-name="T6">we forget details after a short time</text:span></text:p>
      <text:p text:style-name="P21">Functions – each function solves a little problem</text:p>
      <text:p text:style-name="P24">Objects – another way of looking at problems</text:p>
      <text:p text:style-name="P21">Version control – <text:span text:style-name="T6">keep your stuff safe and look back to earlier states</text:span></text:p>
      <text:h text:style-name="Heading_20_1" text:outline-level="1">Where to start?</text:h>
      <text:p text:style-name="P24">Hello, World!</text:p>
      <text:p text:style-name="P27">First time at the gym:</text:p>
      <text:p text:style-name="P24"><text:tab/>Indentation</text:p>
      <text:p text:style-name="P24"><text:tab/>Variables</text:p>
      <text:p text:style-name="P24"><text:tab/><text:span text:style-name="T8">Types of data: </text:span>Strings, numbers</text:p>
      <text:p text:style-name="P24"><text:tab/><text:span text:style-name="T8">Collections of data: </text:span>Lists, <text:span text:style-name="T8">tuples,</text:span> dictionaries</text:p>
      <text:p text:style-name="P24"><text:tab/><text:span text:style-name="T7">Making decisions: i</text:span>f, <text:span text:style-name="T7">else, </text:span>and, or, not</text:p>
      <text:p text:style-name="P24"><text:tab/><text:span text:style-name="T8">Comparing things: same, more, less, bigger, smaller</text:span></text:p>
      <text:p text:style-name="P24"><text:tab/><text:span text:style-name="T7">Looping: for, while</text:span></text:p>
      <text:p text:style-name="P24"><text:tab/><text:span text:style-name="T7">Output: writing to screen or file, formatting</text:span></text:p>
      <text:p text:style-name="P24"><text:tab/><text:span text:style-name="T7">Input: open files, read data</text:span></text:p>
      <text:p text:style-name="P24"><text:tab/><text:span text:style-name="T8">Change data: search, find, substitute, sort, split, join</text:span></text:p>
      <text:p text:style-name="P24"><text:tab/><text:span text:style-name="T7">Not reinventing the wheel: importing and using library functions</text:span></text:p>
      <text:p text:style-name="P25">Getting stronger:</text:p>
      <text:p text:style-name="P25"><text:tab/>List comprehension</text:p>
      <text:p text:style-name="P25"><text:tab/>Regular expressions</text:p>
      <text:p text:style-name="P25"><text:tab/><text:span text:style-name="T10">Loads of libraries</text:span></text:p>
      <text:p text:style-name="P27">Rocky Lives:</text:p>
      <text:p text:style-name="P25"><text:tab/><text:span text:style-name="T10">Data science</text:span></text:p>
      <text:p text:style-name="P25"><text:tab/><text:span text:style-name="T10">Visualization</text:span></text:p>
      <text:p text:style-name="P25"><text:tab/><text:span text:style-name="T10">Services and websit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0:34:41.112676501</meta:creation-date>
    <dc:date>2019-08-24T12:07:47.083355777</dc:date>
    <meta:editing-duration>PT19M54S</meta:editing-duration>
    <meta:editing-cycles>3</meta:editing-cycles>
    <meta:generator>LibreOffice/6.1.6.3$Linux_X86_64 LibreOffice_project/10$Build-3</meta:generator>
    <meta:document-statistic meta:table-count="0" meta:image-count="0" meta:object-count="0" meta:page-count="3" meta:paragraph-count="82" meta:word-count="596" meta:character-count="3373" meta:non-whitespace-character-count="2859"/>
  </office:meta>
</office:document-meta>
</file>